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876ac" officeooo:paragraph-rsid="001876ac"/>
    </style:style>
    <style:style style:name="P2" style:family="paragraph" style:parent-style-name="Text_20_body">
      <style:text-properties officeooo:paragraph-rsid="001876ac"/>
    </style:style>
    <style:style style:name="P3" style:family="paragraph" style:parent-style-name="Heading_20_2">
      <style:text-properties officeooo:rsid="001876ac" officeooo:paragraph-rsid="001876ac"/>
    </style:style>
    <style:style style:name="P4" style:family="paragraph" style:parent-style-name="Text_20_body" style:list-style-name="L1">
      <style:text-properties officeooo:paragraph-rsid="001876ac"/>
    </style:style>
    <style:style style:name="T1" style:family="text">
      <style:text-properties officeooo:rsid="001876ac"/>
    </style:style>
    <style:style style:name="T2" style:family="text">
      <style:text-properties officeooo:rsid="0018c282"/>
    </style:style>
    <style:style style:name="T3" style:family="text">
      <style:text-properties officeooo:rsid="001a195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is-list-header="true">Where are we?</text:h>
      <text:p text:style-name="Text_20_body">Server <text:span text:style-name="T1">setup is</text:span> OK.</text:p>
      <text:p text:style-name="Text_20_body">Update system <text:span text:style-name="T1">(github, zotero, database logic)</text:span> is OK, but still needs work. Will be stabilized by the end of 2024.</text:p>
      <text:p text:style-name="Text_20_body">Texts validation system is OK, but can made more thorough. This is a never-ending task, I will keep improving it until the end of the project, <text:span text:style-name="T1">on the side.</text:span></text:p>
      <text:p text:style-name="Text_20_body">Texts processing and display system is fragile. Will be<text:span text:style-name="T1">come more stable</text:span> when I <text:span text:style-name="T1">sort out</text:span> the search system, by the end of 2025. <text:span text:style-name="T1">I need to work on this one or two days a week, until the end of the project.</text:span></text:p>
      <text:h text:style-name="Heading_20_2" text:outline-level="2">Problems t<text:span text:style-name="T1">o address</text:span></text:h>
      <text:p text:style-name="Text_20_body">Referencing and numbering system viz. pointing to specific locations in inscriptions. With what we have now, I cannot produce unique, human-readable references. We need to sort this out by mid-2025.</text:p>
      <text:p text:style-name="Text_20_body">Metadata spreadsheets. They need to be stored in our git repositories for referencial integrity. They also need to be simplified. We will need to discuss this and to write some documentation. <text:span text:style-name="T1">There is no urgency for now, I believe, so we could start working on this in 2026.</text:span></text:p>
      <text:p text:style-name="P2"><text:span text:style-name="T1">M</text:span>any files <text:span text:style-name="T1">do not follow our schema:</text:span> <text:span text:style-name="T1">Epigraphia Carnatica, diplomatic editions of manuscripts, and critical editions.</text:span></text:p>
      <text:list text:style-name="L1">
        <text:list-item>
          <text:p text:style-name="P4">I will do the necessary work for Epigraphia Carnatica (a few weeks or work).</text:p>
        </text:list-item>
        <text:list-item>
          <text:p text:style-name="P4">Diplomatic editions of manuscripts (28 <text:span text:style-name="T1">texts</text:span>) c<text:span text:style-name="T1">ould </text:span>be fitted <text:span text:style-name="T1">to</text:span> our system if people are willing to adapt them and if Daniel is OK for adapting the EGD. <text:span text:style-name="T1">This would take a</text:span> few months of work.</text:p>
        </text:list-item>
        <text:list-item>
          <text:p text:style-name="P4">Critical editions <text:span text:style-name="T1">(20 texts) </text:span>are structured very differently and would require a <text:span text:style-name="T1">good </text:span>year of work (counting work on the EGC, etc.). I <text:span text:style-name="T1">do not think the extra effort is worth it for so few texts.</text:span></text:p>
        </text:list-item>
      </text:list>
      <text:h text:style-name="P3" text:outline-level="2">New tasks</text:h>
      <text:p text:style-name="P2"><text:span text:style-name="T1">Writing the Tamil lexicon search system represents a few months of work. The logic is already sorted out. The most time-consuming task is to clean</text:span> up the data, <text:span text:style-name="T1">I cannot tell for now how much time it will take.</text:span></text:p>
      <text:p text:style-name="Text_20_body"><text:span text:style-name="T1">Writing the s</text:span>earch <text:span text:style-name="T1">system is the most complicated and time-consuming task.</text:span> I need to think <text:span text:style-name="T1">about it for the </text:span>second half of this year, while doing other <text:span text:style-name="T1">things</text:span>. <text:span text:style-name="T1">I s</text:span>hould definitely start writing <text:span text:style-name="T1">it from</text:span> 2025 <text:span text:style-name="T1">onwards</text:span>, <text:span text:style-name="T1">and keep working on it until the end of the project. We will probably have a working initial iteration in late 2025.</text:span></text:p>
      <text:p text:style-name="Text_20_body"><text:span text:style-name="T1">We n</text:span>eed to be reasonable <text:span text:style-name="T1">when assigning me</text:span> ad hoc, one-off auxiliary tasks. Maybe <text:span text:style-name="T1">at most one</text:span> <text:span text:style-name="T1">day a</text:span> week <text:span text:style-name="T1">for such tasks, so that I have enough time to work on the rest.</text:span></text:p>
      <text:p text:style-name="P1"><text:soft-page-break/>For Amandine’s project, I cannot give a good estimation for now, <text:span text:style-name="T3">but I doubt we will have a deliverable until <text:s/>2026.</text:span></text:p>
      <text:p text:style-name="P2"><text:span text:style-name="T1">We should also reserve half a year at the end of the project</text:span> for <text:span text:style-name="T2">me to write tests, fix bugs, and document the application’s behavior. Ideally, no new feature should be added at this stage.</text:spa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ël Meyer</meta:initial-creator>
    <meta:creation-date>2024-04-01T11:45:39.597237415</meta:creation-date>
    <dc:date>2024-04-01T14:11:05.316372149</dc:date>
    <dc:creator>Michaël Meyer</dc:creator>
    <meta:editing-duration>PT2H23M25S</meta:editing-duration>
    <meta:editing-cycles>4</meta:editing-cycles>
    <meta:generator>LibreOffice/7.6.6.3$Linux_X86_64 LibreOffice_project/60$Build-3</meta:generator>
    <meta:document-statistic meta:table-count="0" meta:image-count="0" meta:object-count="0" meta:page-count="2" meta:paragraph-count="18" meta:word-count="473" meta:character-count="2599" meta:non-whitespace-character-count="2146"/>
  </office:meta>
</office:document-meta>
</file>